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ppleSystemUIFont" svg:font-family="AppleSystemUIFont"/>
    <style:font-face style:name="OpenSymbol" svg:font-family="OpenSymbol"/>
    <style:font-face style:name="SegoeUI" svg:font-family="SegoeUI"/>
    <style:font-face style:name="Courier New" svg:font-family="'Courier New'" style:font-family-generic="modern"/>
    <style:font-face style:name="Helvetica" svg:font-family="Helvetica" style:font-family-generic="swiss"/>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Title">
      <style:paragraph-properties loext:contextual-spacing="false" fo:margin-top="0in" fo:margin-bottom="0.278in"/>
      <style:text-properties fo:font-size="20pt" style:font-size-asian="20pt"/>
    </style:style>
    <style:style style:name="P3"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Standard">
      <style:paragraph-properties loext:contextual-spacing="false" fo:margin-top="0.028in" fo:margin-bottom="0.028in"/>
      <style:text-properties fo:font-weight="bold" style:font-weight-asian="bold"/>
    </style:style>
    <style:style style:name="P6" style:family="paragraph" style:parent-style-name="Standard">
      <style:paragraph-properties loext:contextual-spacing="false" fo:margin-top="0.028in" fo:margin-bottom="0.028in" style:snap-to-layout-grid="false"/>
      <style:text-properties fo:font-weight="bold" style:font-weight-asian="bold"/>
    </style:style>
    <style:style style:name="P7" style:family="paragraph" style:parent-style-name="Standard">
      <style:paragraph-properties loext:contextual-spacing="false" fo:margin-top="0.028in" fo:margin-bottom="0.028in" style:snap-to-layout-gri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paragraph-properties fo:line-height="0.1665in" fo:orphans="2" fo:widows="2" style:writing-mode="lr-tb"/>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Contents_20_1">
      <style:paragraph-properties>
        <style:tab-stops>
          <style:tab-stop style:position="6.5in" style:type="right" style:leader-style="dotted" style:leader-text="."/>
        </style:tab-stops>
      </style:paragraph-properties>
    </style:style>
    <style:style style:name="P13" style:family="paragraph" style:parent-style-name="TOCEntry">
      <style:paragraph-properties fo:text-align="center" style:justify-single-word="false"/>
      <style:text-properties fo:color="#000000"/>
    </style:style>
    <style:style style:name="P14" style:family="paragraph" style:parent-style-name="Text_20_body" style:list-style-name="L1"/>
    <style:style style:name="P15" style:family="paragraph" style:parent-style-name="Text_20_body" style:list-style-name="L1">
      <style:text-properties fo:color="#353535" style:font-name="AppleSystemUIFont" fo:font-size="12pt" style:font-name-asian="AppleSystemUIFont" style:font-size-asian="12pt" style:font-name-complex="AppleSystemUIFont" style:font-size-complex="12pt"/>
    </style:style>
    <style:style style:name="P16" style:family="paragraph" style:parent-style-name="Text_20_body">
      <style:text-properties fo:color="#000000" style:text-outline="false" style:font-name="Times" fo:font-size="12pt" fo:letter-spacing="normal" style:letter-kerning="false" style:font-name-asian="Courier" style:font-size-asian="12pt" style:font-name-complex="Courier" style:font-size-complex="12pt"/>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paragraph-properties fo:background-color="transparent">
        <style:background-image/>
      </style:paragraph-properties>
      <style:text-properties style:font-name="Times New Roman" fo:language="zxx" fo:country="none" fo:font-weight="bold" style:language-asian="zxx" style:country-asian="none" style:font-weight-asian="bold" style:font-name-complex="Times New Roman"/>
    </style:style>
    <style:style style:name="P26" style:family="paragraph" style:parent-style-name="Heading_20_1" style:master-page-name="Convert_20_2">
      <style:paragraph-properties style:page-number="1"/>
    </style:style>
    <style:style style:name="P27" style:family="paragraph" style:parent-style-name="Contents_20_1">
      <style:paragraph-properties fo:background-color="#cccccc">
        <style:background-image/>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line" style:master-page-name="Standard">
      <style:paragraph-properties style:page-number="1"/>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1c1c1c" style:text-outline="false" style:font-name="Times" fo:font-size="12pt" fo:letter-spacing="normal" fo:font-style="normal" style:letter-kerning="false" style:font-name-asian="Helvetica" style:font-size-asian="12pt" style:font-style-asian="normal" style:font-name-complex="Helvetica" style:font-size-complex="12pt" style:font-style-complex="normal"/>
    </style:style>
    <style:style style:name="T5" style:family="text">
      <style:text-properties fo:color="#000000" style:text-outline="false" style:font-name="Times" fo:font-size="12pt" fo:letter-spacing="normal" fo:font-style="normal" style:letter-kerning="false" style:font-name-asian="Helvetica" style:font-size-asian="12pt" style:font-style-asian="normal" style:font-name-complex="Helvetica" style:font-size-complex="12pt" style:font-style-complex="normal"/>
    </style:style>
    <style:style style:name="T6" style:family="text">
      <style:text-properties fo:color="#000000" style:text-outline="false" style:font-name="Times" fo:font-size="12pt" fo:letter-spacing="normal" style:letter-kerning="false" style:font-name-asian="SegoeUI" style:font-size-asian="12pt" style:font-name-complex="SegoeUI" style:font-size-complex="12pt"/>
    </style:style>
    <style:style style:name="T7" style:family="text">
      <style:text-properties style:font-name="Times" fo:font-size="12pt" fo:font-style="normal" style:font-size-asian="12pt" style:font-style-asian="normal" style:font-size-complex="12pt" style:font-style-complex="normal"/>
    </style:style>
    <style:style style:name="T8" style:family="text">
      <style:text-properties style:font-name="Times" fo:font-size="12pt" style:font-size-asian="12pt" style:font-size-complex="12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2" style:family="text">
      <style:text-properties style:text-position="super 58%"/>
    </style:style>
    <style:style style:name="T13" style:family="text">
      <style:text-properties fo:font-size="16pt" style:font-size-asian="16pt" style:font-size-complex="16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Software Requirements Specification</text:p>
      <text:p text:style-name="P2">for</text:p>
      <text:p text:style-name="Title">ForJ F<text:span text:style-name="T13">antasy </text:span>W<text:span text:style-name="T13">orld</text:span> M<text:span text:style-name="T13">anager</text:span></text:p>
      <text:p text:style-name="ByLine">Version 1.0 approved</text:p>
      <text:p text:style-name="ByLine">Prepared by Jack Strickland and Stephan Hibbard</text:p>
      <text:p text:style-name="ByLine">ForJ</text:p>
      <text:p text:style-name="ByLine">February 7<text:span text:style-name="T12">th</text:span> 2017</text:p>
      <text:p text:style-name="ByLine"/>
      <text:p text:style-name="ByLine"/>
      <text:p text:style-name="ByLine"><text:soft-page-break/></text:p>
      <text:table-of-content text:style-name="Sect1"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13">Table of Contents</text:p>
          </text:index-title>
          <text:p text:style-name="P12">1. Introduction<text:tab/>1</text:p>
          <text:p text:style-name="P11">1.1 Purpose <text:tab/>1</text:p>
          <text:p text:style-name="P11">1.2 Document Conventions<text:tab/>1</text:p>
          <text:p text:style-name="P11">1.3 Intended Audience and Reading Suggestions<text:tab/>1</text:p>
          <text:p text:style-name="P11">1.4 Product Scope<text:tab/>1</text:p>
          <text:p text:style-name="P12">2. Overall Description<text:tab/>2</text:p>
          <text:p text:style-name="P11">2.1 Product Perspective<text:tab/>2</text:p>
          <text:p text:style-name="P11">2.2 Product Functions<text:tab/>2</text:p>
          <text:p text:style-name="P11">2.3 User Classes and Characteristics<text:tab/>3</text:p>
          <text:p text:style-name="P11">2.4 Operating Environment<text:tab/>3</text:p>
          <text:p text:style-name="P11">2.5 Design and Implementation Constraints<text:tab/>3</text:p>
          <text:p text:style-name="P11">2.6 User Documentation<text:tab/>3</text:p>
          <text:p text:style-name="P11">2.7 Assumptions and Dependencies<text:tab/>3</text:p>
          <text:p text:style-name="P12">3. External Interface Requirements<text:tab/>4</text:p>
          <text:p text:style-name="P11">3.1 User Interfaces<text:tab/>4</text:p>
          <text:p text:style-name="P11">3.2 Hardware Interfaces <text:tab/>4</text:p>
          <text:p text:style-name="P11">3.3 Software Interfaces<text:tab/>4</text:p>
          <text:p text:style-name="P11">3.4 Communications Interfaces<text:tab/>4</text:p>
          <text:p text:style-name="P12">4. System Features (Functional requirements)<text:tab/>4</text:p>
          <text:p text:style-name="P11">4.1 Starting Application <text:tab/>4</text:p>
          <text:p text:style-name="P11">4.2 Main User Interface<text:tab/>5</text:p>
          <text:p text:style-name="P11">4.3 World Settings<text:tab/>5</text:p>
          <text:p text:style-name="P11">4.4 Global Settings<text:tab/>6</text:p>
          <text:p text:style-name="P11">4.5 Advanced Web Service<text:tab/>6</text:p>
          <text:p text:style-name="P11">4.6 Help Menu<text:tab/>6</text:p>
          <text:p text:style-name="P11">4.7 Templates <text:tab/>6</text:p>
          <text:p text:style-name="P11">4.8 Co-Dungeon Master<text:tab/>6</text:p>
          <text:p text:style-name="P11">4.9 Stopping Application<text:tab/>7</text:p>
          <text:p text:style-name="P12">5. Other Nonfunctional Requirements<text:tab/>7</text:p>
          <text:p text:style-name="P11">5.1 Performance Requirements<text:tab/>7</text:p>
          <text:p text:style-name="P11">5.2 Safety Requirements<text:tab/>7</text:p>
          <text:p text:style-name="P11">5.3 Security Requirements<text:tab/>7</text:p>
          <text:p text:style-name="P11">5.4 Software Quality Attributes<text:tab/>7</text:p>
        </text:index-body>
      </text:table-of-content>
      <text:p text:style-name="P27">Appendix A<text:tab/>10</text:p>
      <text:p text:style-name="P25"/>
      <text:p text:style-name="P25"/>
      <text:p text:style-name="P3"/>
      <text:p text:style-name="TOCEntry"><text:bookmark-start text:name="__RefHeading___Toc20732947"/>Revision History<text:bookmark-end text:name="__RefHeading___Toc20732947"/></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6"/>
          </table:table-cell>
          <table:table-cell table:style-name="Table1.B2" office:value-type="string">
            <text:p text:style-name="P7"/>
          </table:table-cell>
          <table:table-cell table:style-name="Table1.B2" office:value-type="string">
            <text:p text:style-name="P7"/>
          </table:table-cell>
          <table:table-cell table:style-name="Table1.D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4"/>
      <text:p text:style-name="Standard"/>
      <text:h text:style-name="P26" text:outline-level="1"><text:bookmark-start text:name="__RefHeading___Toc20732948"/>Introduction<text:bookmark-end text:name="__RefHeading___Toc20732948"/></text:h>
      <text:h text:style-name="Heading_20_2" text:outline-level="2"><text:bookmark-start text:name="__RefHeading___Toc20732949"/>Purpose <text:bookmark-end text:name="__RefHeading___Toc20732949"/></text:h>
      <text:p text:style-name="Text_20_body"><text:tab/>The product is an application for world management of a tabletop role-playing game that facilitates playing while aiding the Dungeon Master, the user responsible for running the game. This tool will help create and manage the world with minimal preparation, adding consistency and efficiency to recording, retaining, and retrieving information, and will also aim to enhance the overall experience for the players. The software keeps track of the world's settings and characters designed by the Dungeon Master. This will be a desktop application running a local server that the players can connect to in order to view shared information through a connected device, such as a phone or tablet.</text:p>
      <text:h text:style-name="Heading_20_2" text:outline-level="2"><text:bookmark-start text:name="__RefHeading___Toc20732950"/>Document Conventions<text:bookmark-end text:name="__RefHeading___Toc20732950"/></text:h>
      <text:p text:style-name="Text_20_body"><text:tab/>Game refers to the actual tabletop role-playing game, while world will refer to the setting of a campaign (the game being played).</text:p>
      <text:h text:style-name="Heading_20_2" text:outline-level="2"><text:bookmark-start text:name="__RefHeading___Toc20732951"/>Intended Audience and Reading Suggestions<text:bookmark-end text:name="__RefHeading___Toc20732951"/></text:h>
      <text:p text:style-name="P8"><text:tab/>1.3.1 Developers of the application must have a thorough understanding of both the scope, located in section 1.4, and requirements of the application, located in sections 4 and 5. </text:p>
      <text:p text:style-name="Text_20_body"><text:tab/>1.3.2 Project managers should have a thorough understanding of the project and should take care to read the entirety of this document.</text:p>
      <text:p text:style-name="Text_20_body"><text:tab/>1.3.3 The client should be reading the requirements of the document, located in sections 4 and 5, to make sure that both their views and the developers views are aligned.</text:p>
      <text:p text:style-name="Text_20_body"><text:tab/>1.3.4 Marketing staff do not need to have a deep understanding of the project, but should read the overall description of the software located in section 2. They should also read section 3 which lists the external interface requirements.</text:p>
      <text:p text:style-name="P16"><text:tab/>1.3.5 Testers should carefully read all of the application's requirements located in sections 4 and 5.</text:p>
      <text:h text:style-name="Heading_20_2" text:outline-level="2"><text:bookmark-start text:name="__RefHeading___Toc20732952"/>Product Scope<text:bookmark-end text:name="__RefHeading___Toc20732952"/></text:h>
      <text:p text:style-name="Text_20_body"><text:tab/>The product is an application for world management of a table-top role playing game that facilitates play and aids the Dungeon Master. This tool will help create and manage the world with minimal preparation while adding consistency and efficiency to recording, retaining, and retrieving information. The primary aim is to enhance the overall experience for the players. This will be a desktop application running a local server that the players can connect to in order to view shared information. The players will have access to the server and can be given information and shown images that the Dungeon Master decides to reveal to them. The four main world object categories for the application are characters, regions, gods, and events, each with an easy-to-use search and template option.</text:p>
      <text:p text:style-name="Text_20_body"><text:soft-page-break/><text:tab/>This is a unique software product in an untapped field of an expanding community. If the application can break into the market, it would be the first of its kind. Since the aim of the software is to make the game easier to play, potential costumers that were previously apprehensive may find the game more accessible.</text:p>
      <text:h text:style-name="Heading_20_1" text:outline-level="1"><text:bookmark-start text:name="__RefHeading___Toc20732954"/>Overall Description<text:bookmark-end text:name="__RefHeading___Toc20732954"/></text:h>
      <text:h text:style-name="Heading_20_2" text:outline-level="2"><text:bookmark-start text:name="__RefHeading___Toc20732955"/>Product Perspective<text:bookmark-end text:name="__RefHeading___Toc20732955"/></text:h>
      <text:p text:style-name="Text_20_body"><text:tab/><text:span text:style-name="T7">In tabletop role-playing games, the Dungeon Master </text:span><text:span text:style-name="T4">creates a </text:span><text:span text:style-name="T5">setting</text:span><text:span text:style-name="T4"> in which each player assumes the role of an in-game character, also known as a Player Character. The Dungeon Master describes the world and its inhabitants; the other players describe the intended actions of their Player Characters while the Dungeon Master describes the outcomes in the campaign. Campaigns may last for extended periods of time interspersed with long breaks between sessions. Traditionally, </text:span><text:span text:style-name="T4">pen-and-</text:span><text:span text:style-name="T4">paper notes are taken to keep track of the setting, story, and characters as the campaign progresses. Due to the long downtime between sessions, good note-taking is a requirement. If the notes are not reliable or structured, the playing experience will suffer because of inconsistencies caused by the Dungeon Master. </text:span></text:p>
      <text:p text:style-name="Text_20_body"><text:span text:style-name="T4"><text:tab/></text:span><text:span text:style-name="T8">With this software, the Dungeon Master may create a world with consistent and easily accessible information in order to manage an entire campaign.</text:span></text:p>
      <text:h text:style-name="Heading_20_2" text:outline-level="2"><text:bookmark-start text:name="__RefHeading___Toc20732956"/>Product Functions<text:bookmark-end text:name="__RefHeading___Toc20732956"/></text:h>
      <text:p text:style-name="Text_20_body"><text:tab/>At the start of the application, the user, as a Dungeon Master, may choose to start the user interface, web server, or both simultaneously. The Dungeon Master will be able to create and edit Events, Regions, Gods, and Non Player Characters in the campaign world, as well as display the content to the other players at will. The advanced web service will allow other users, such as players, to view the content shown by the Dungeon Master on a web browser. To simplify and expedite the process of creating the campaign world and its associated objects, the Dungeon Master will be able to create and use templates. The Dungeon Master will be able to search the campaign world's objects to find a desired object, while the other users are only able to search through content that the Dungeon Master has previously shown. As the campaign progresses, interactions between the objects and player characters will be recorded and stored by the application. The Dungeon Master will be able to see the entire list of interactions and a list of previous edits. In some cases, campaigns may include a Co-Dungeon Master. The Co-Dungeon Master functions the same as the main Dungeon Master albeit with less privileges. They will only be able to create, edit, and search Events, Regions, Gods, and Non Player Characters and connect to the advanced web service. </text:p>
      <text:h text:style-name="Heading_20_2" text:outline-level="2"><text:bookmark-start text:name="__RefHeading___Toc20732957"/>User Classes and Characteristics<text:bookmark-end text:name="__RefHeading___Toc20732957"/></text:h>
      <text:p text:style-name="Text_20_body"><text:tab/>The most important user class in the application is the Dungeon Master, since the application is designed specifically for their use. Most of the application's functional requirements are for Dungeon Master use only. The Player user class is secondary in importance to the Dungeon Master and will be able to view and search aspects of the campaign world that the Dungeon Master specifically chooses to show. The Co-Dungeon Master user class is optional and the least important <text:soft-page-break/>user class. The Co-Dungeon Master is only able to use a subset of the Dungeon Master's available functions.</text:p>
      <text:h text:style-name="Heading_20_2" text:outline-level="2"><text:bookmark-start text:name="__RefHeading___Toc20732958"/>Operating Environment<text:bookmark-end text:name="__RefHeading___Toc20732958"/></text:h>
      <text:p text:style-name="Text_20_body"><text:tab/><text:span text:style-name="T2">Operating System:</text:span><text:span text:style-name="T1"> Windows 7, Windows 10, and OSX 10 (maybe Linux)</text:span></text:p>
      <text:p text:style-name="Text_20_body"><text:span text:style-name="T1"><text:tab/></text:span><text:span text:style-name="T2">Minimum</text:span><text:span text:style-name="T1"> </text:span><text:span text:style-name="T2">Software:</text:span><text:span text:style-name="T1"> Java 1.7+</text:span></text:p>
      <text:p text:style-name="Text_20_body"><text:span text:style-name="T1"><text:tab/></text:span><text:span text:style-name="T2">Hardware Platform:</text:span><text:span text:style-name="T1"> Desktop/Laptop </text:span></text:p>
      <text:p text:style-name="Text_20_body"><text:span text:style-name="T1"><text:tab/></text:span><text:span text:style-name="T2">Optional Hardware: </text:span><text:span text:style-name="T3">Flash drive, extra monitor/display</text:span></text:p>
      <text:h text:style-name="Heading_20_2" text:outline-level="2"><text:bookmark-start text:name="__RefHeading___Toc20732959"/>Design and Implementation Constraints<text:bookmark-end text:name="__RefHeading___Toc20732959"/></text:h>
      <text:p text:style-name="Text_20_body"><text:tab/><text:span text:style-name="T1">Limitations or issues may arise due to the short time-frame of the project. The software will be written in Java and run off a flash drive. Java 1.7 alongside Windows 7, Windows 10, or OSX 10 are required to run the application. Files from the software must be able to be easily transferred so that the Dungeon Master may work on their world from multiple computers or locations.</text:span></text:p>
      <text:h text:style-name="Heading_20_2" text:outline-level="2"><text:bookmark-start text:name="__RefHeading___Toc20732960"/>User Documentation<text:bookmark-end text:name="__RefHeading___Toc20732960"/></text:h>
      <text:p text:style-name="P8"><text:tab/>Documents included with the software: ReadMe, About, Crash-course and Hot-key help.</text:p>
      <text:p text:style-name="P8"><text:tab/>The ReadMe contains a brief overview on how to use the software, while the About document gives a brief description of the software itself. A Crash-course document is an extensive tutorial for the user where they build a world to familiarize themselves with the software and many of its features. The Hot-key help document lists and explains the process to creating and using the hot-key functions in the software.</text:p>
      <text:h text:style-name="Heading_20_2" text:outline-level="2"><text:bookmark-start text:name="__RefHeading___Toc20732961"/>Assumptions and Dependencies<text:bookmark-end text:name="__RefHeading___Toc20732961"/></text:h>
      <text:p text:style-name="Text_20_body"><text:tab/><text:span text:style-name="T1">It is assumed that the user has access to a secondary monitor or display. The risk associated with this assumption is that the user will not be able to utilize the software to the fullest extent otherwise.</text:span></text:p>
      <text:h text:style-name="Heading_20_1" text:outline-level="1"><text:bookmark-start text:name="__RefHeading___Toc20732962"/>External Interface Requirements<text:bookmark-end text:name="__RefHeading___Toc20732962"/></text:h>
      <text:h text:style-name="Heading_20_2" text:outline-level="2"><text:bookmark-start text:name="__RefHeading___Toc20732963"/>User Interfaces<text:bookmark-end text:name="__RefHeading___Toc20732963"/></text:h>
      <text:p text:style-name="Text_20_body"><text:tab/>There are two user interfaces, one utilized by the Dungeon Master on the desktop application and the other viewed by the players using the web service. They will be designed in Java using the Standard Widget Toolkit (SWT). Screen layout constraints for the user interfaces will depend on the screen size of the user's device. In the case of an error occurring, a status bar will appear at the bottom of the application displaying the appropriate error code. The GUI itself will consist of rounded edges with plenty of white space to reduce clutter.</text:p>
      <text:h text:style-name="Heading_20_2" text:outline-level="2"><text:soft-page-break/>Hardware Interfaces<text:tab/></text:h>
      <text:p text:style-name="Text_20_body"><text:tab/>The software must be able to fit on and operate from a flash drive whose size must allow for software and user data storage. It is estimated that eight gigabytes will be sufficient for a standard user.</text:p>
      <text:h text:style-name="Heading_20_2" text:outline-level="2"><text:bookmark-start text:name="__RefHeading___Toc20732965"/>Software Interfaces<text:bookmark-end text:name="__RefHeading___Toc20732965"/></text:h>
      <text:p text:style-name="Text_20_body"><text:tab/>This application is built in Java and can run on any device that can operate Java 1.7 or a higher version with Windows 7, Windows 10, or OSX 10. The software will run a local web server using JSP which will allow the Dungeon Master to reveal information about the game to their players over the web. Only the information that the Dungeon Master specifically sends will be sent over the server, so the player that receives the information can only view the selected information.</text:p>
      <text:h text:style-name="Heading_20_2" text:outline-level="2"><text:bookmark-start text:name="__RefHeading___Toc20732966"/>Communications Interfaces<text:bookmark-end text:name="__RefHeading___Toc20732966"/></text:h>
      <text:p text:style-name="Text_20_body"><text:tab/><text:span text:style-name="T6">The application will communicate with the web service using HTTP (AJAX, Jquery, Bootstrap, GET, POST, etc...).</text:span></text:p>
      <text:h text:style-name="Heading_20_1" text:outline-level="1"><text:bookmark-start text:name="__RefHeading___Toc20732968"/>System Features (Functional requirements)<text:bookmark-end text:name="__RefHeading___Toc20732968"/></text:h>
      <text:h text:style-name="Heading_20_2" text:outline-level="2">Starting Application </text:h>
      <text:list xml:id="list1943412694527483889" text:style-name="L1">
        <text:list-item>
          <text:list>
            <text:list-item>
              <text:list>
                <text:list-item>
                  <text:p text:style-name="P14">The Dungeon Master must be able to start the user interface when starting the application.</text:p>
                </text:list-item>
                <text:list-item>
                  <text:p text:style-name="P14">The Dungeon Master must be able to start the web server when starting the application.</text:p>
                </text:list-item>
                <text:list-item>
                  <text:p text:style-name="P14">The Dungeon Master must be able to start the advanced web server when starting the application.</text:p>
                </text:list-item>
                <text:list-item>
                  <text:p text:style-name="P14">The Dungeon Master must be able to start the above components simultaneously when starting the application.</text:p>
                </text:list-item>
                <text:list-item>
                  <text:p text:style-name="P14">The Dungeon Master must be able to load a “world” file.</text:p>
                  <text:list>
                    <text:list-item>
                      <text:p text:style-name="P14">The “world” file is a file containing an instance of a game and all its associated objects.</text:p>
                    </text:list-item>
                  </text:list>
                </text:list-item>
                <text:list-item>
                  <text:p text:style-name="P15"/>
                </text:list-item>
              </text:list>
            </text:list-item>
          </text:list>
        </text:list-item>
      </text:list>
      <text:p text:style-name="Standard"/>
      <text:h text:style-name="Heading_20_2" text:outline-level="2">Main User Interface</text:h>
      <text:list xml:id="list6424625011545207056" text:style-name="L2">
        <text:list-item>
          <text:list>
            <text:list-item>
              <text:list>
                <text:list-item>
                  <text:p text:style-name="P17">The Dungeon Master must be able to create and add Gods, Regions, Non Player Characters, and Events to the main user interface.</text:p>
                </text:list-item>
                <text:list-item>
                  <text:p text:style-name="P17"><text:soft-page-break/>The Dungeon Master must be able to edit the strings associated a God, Region, Non Player Character, or Event.</text:p>
                </text:list-item>
                <text:list-item>
                  <text:p text:style-name="P17">The Dungeon Master must be able to directly edit a God, Region, Non Player Character or Event.</text:p>
                </text:list-item>
                <text:list-item>
                  <text:p text:style-name="P17">The Dungeon Master must be able to add multimedia, relations, and interactions to a God, <text:tab/>Region, Non Player Character, or Event.</text:p>
                </text:list-item>
                <text:list-item>
                  <text:p text:style-name="P17">The Dungeon Master must be able to edit the multimedia, relations, and interactions associated with a God, Region, Non Player Character, or Event.</text:p>
                </text:list-item>
                <text:list-item>
                  <text:p text:style-name="P17">The Dungeon Master must be able to search all Gods, Regions, Non Player Characters, and Events. </text:p>
                  <text:list>
                    <text:list-item>
                      <text:p text:style-name="P17">The search function will auto-search based on the first three characters typed into the search field.</text:p>
                    </text:list-item>
                  </text:list>
                </text:list-item>
                <text:list-item>
                  <text:p text:style-name="P17">The Dungeon Master must have the ability to show selected on-screen content to the other users via a separate display or web browser.</text:p>
                </text:list-item>
                <text:list-item>
                  <text:p text:style-name="P17">The Dungeon Master must be able to access a list of the interactions that take place in the world.</text:p>
                </text:list-item>
                <text:list-item>
                  <text:p text:style-name="P17">The Dungeon Master must be able to access a list of previously edited objects.</text:p>
                </text:list-item>
              </text:list>
            </text:list-item>
          </text:list>
        </text:list-item>
      </text:list>
      <text:h text:style-name="Heading_20_2" text:outline-level="2">World Settings</text:h>
      <text:list xml:id="list8140439291697898616" text:style-name="L3">
        <text:list-item>
          <text:list>
            <text:list-item>
              <text:list>
                <text:list-item>
                  <text:p text:style-name="P18">The Dungeon Master must be able to open the 'World Settings' pop-up window from the 'World Settings' menu.</text:p>
                </text:list-item>
                <text:list-item>
                  <text:p text:style-name="P18">From the 'World Settings' window, the Dungeon Master must be able to create and edit a password for each individual world.</text:p>
                  <text:list>
                    <text:list-item>
                      <text:p text:style-name="P18">The password will be used for the Co-Dungeon Master to connect to the web server.</text:p>
                    </text:list-item>
                  </text:list>
                  <text:p text:style-name="P18"/>
                </text:list-item>
                <text:list-item>
                  <text:p text:style-name="P18">From the 'World Settings' window, the Dungeon Master must be able to toggle an option to copy files (such as multimedia) into the world folder or leave the files untouched.</text:p>
                </text:list-item>
                <text:list-item>
                  <text:p text:style-name="P18">The Dungeon Master must be able to edit the stat-block of each God belonging to the world.</text:p>
                </text:list-item>
                <text:list-item>
                  <text:p text:style-name="P18">The Dungeon Master must be able to edit the stat-block of each NPC belonging to the world.</text:p>
                </text:list-item>
              </text:list>
            </text:list-item>
          </text:list>
        </text:list-item>
      </text:list>
      <text:h text:style-name="Heading_20_2" text:outline-level="2">Global Settings</text:h>
      <text:list xml:id="list7203158377814095456" text:style-name="L4">
        <text:list-item>
          <text:list>
            <text:list-item>
              <text:list>
                <text:list-item>
                  <text:p text:style-name="P19">The Dungeon Master must be able to open the 'Global Settings' sub-menu from the menu.</text:p>
                </text:list-item>
                <text:list-item>
                  <text:p text:style-name="P19">The Dungeon Master must be able to add and edit hotkeys to the system.</text:p>
                </text:list-item>
                <text:list-item>
                  <text:p text:style-name="P19">The hotkeys must be accessible by the Dungeon Master throughout duration of the application.</text:p>
                </text:list-item>
                <text:list-item>
                  <text:p text:style-name="P19">The Dungeon Master must be able to toggle the web service ON or OFF.</text:p>
                </text:list-item>
              </text:list>
            </text:list-item>
          </text:list>
        </text:list-item>
      </text:list>
      <text:h text:style-name="Heading_20_2" text:outline-level="2">Advanced Web Service</text:h>
      <text:list xml:id="list3668177148315147142" text:style-name="L5">
        <text:list-item>
          <text:list>
            <text:list-item>
              <text:list>
                <text:list-item>
                  <text:p text:style-name="P20">After the Dungeon Master starts the advanced web service and sets a password, the Players must be able connect to the web service.</text:p>
                </text:list-item>
                <text:list-item>
                  <text:p text:style-name="P20"><text:soft-page-break/>If the Dungeon Master decides to show content on the advanced web service, then Players must be able to view it.</text:p>
                </text:list-item>
                <text:list-item>
                  <text:p text:style-name="P20">The Players must be able to view Gods, Regions, Non Player Characters, and <text:tab/>Events.</text:p>
                </text:list-item>
                <text:list-item>
                  <text:p text:style-name="P20">The Players must be able to search Gods, Regions, Non Player Characters, and Events.</text:p>
                </text:list-item>
              </text:list>
            </text:list-item>
          </text:list>
        </text:list-item>
      </text:list>
      <text:h text:style-name="Heading_20_2" text:outline-level="2">Help Menu</text:h>
      <text:list xml:id="list1381159942243091485" text:style-name="L6">
        <text:list-item>
          <text:list>
            <text:list-item>
              <text:list>
                <text:list-item>
                  <text:p text:style-name="P21">The Dungeon Master must be able to open the 'Help' sub-menu from the menu.</text:p>
                </text:list-item>
                <text:list-item>
                  <text:p text:style-name="P21">The Dungeon Master must be able to open the ForJ website in a native web browser by selecting the option on the menu.</text:p>
                </text:list-item>
                <text:list-item>
                  <text:p text:style-name="P21">The Dungeon Master must be able to open the 'Advanced Web Service' in a native web browser by selecting the option on the menu.</text:p>
                </text:list-item>
                <text:list-item>
                  <text:p text:style-name="P21">The Dungeon Master must be able to view the 'About' documentation.</text:p>
                </text:list-item>
                <text:list-item>
                  <text:p text:style-name="P21">The Dungeon Master must be able to view the 'Crash-course' documentation.</text:p>
                </text:list-item>
                <text:list-item>
                  <text:p text:style-name="P21">The Dungeon Master must be able to view the 'ReadMe' documentation.</text:p>
                </text:list-item>
                <text:list-item>
                  <text:p text:style-name="P21">The Dungeon Master must be able to view the URL for the web service.</text:p>
                </text:list-item>
              </text:list>
            </text:list-item>
          </text:list>
        </text:list-item>
      </text:list>
      <text:h text:style-name="Heading_20_2" text:outline-level="2">Templates </text:h>
      <text:list xml:id="list491849641364308070" text:style-name="L7">
        <text:list-item>
          <text:list>
            <text:list-item>
              <text:list>
                <text:list-item>
                  <text:p text:style-name="P22">The Dungeon Master must be able to create a template to serve as a base outline for a Region or Character archetype.</text:p>
                </text:list-item>
                <text:list-item>
                  <text:p text:style-name="P22">The Dungeon Master must be able to edit templates.</text:p>
                </text:list-item>
                <text:list-item>
                  <text:p text:style-name="P22">The Dungeon Master must be able to remove templates.</text:p>
                </text:list-item>
              </text:list>
            </text:list-item>
          </text:list>
        </text:list-item>
      </text:list>
      <text:h text:style-name="Heading_20_2" text:outline-level="2">Co-Dungeon Master</text:h>
      <text:list xml:id="list3946591632620283043" text:style-name="L8">
        <text:list-item>
          <text:list>
            <text:list-item>
              <text:list>
                <text:list-item>
                  <text:p text:style-name="P23">The Co-Dungeon Master must be able to create and add Gods, Regions, Non Player Characters, and Events to the main user interface.</text:p>
                </text:list-item>
                <text:list-item>
                  <text:p text:style-name="P23">The Co-Dungeon Master must be able to must be able to edit the strings associated with a God, Region, Non Player Character, or Event.</text:p>
                </text:list-item>
                <text:list-item>
                  <text:p text:style-name="P23">The Co-Dungeon Master must be able to directly edit a God, Region, Non Player Character or Event.</text:p>
                </text:list-item>
                <text:list-item>
                  <text:p text:style-name="P23">The Co-Dungeon Master must be able to edit the multimedia, relations, and interactions associated with a God, Region, Non Player Character, or Event.</text:p>
                </text:list-item>
                <text:list-item>
                  <text:p text:style-name="P23">The Co-Dungeon Master must be able to add multimedia, relations, and interactions to a God, Region, Non Player Character, or Event.</text:p>
                </text:list-item>
                <text:list-item>
                  <text:p text:style-name="P23">The Co-Dungeon Master must be able to search all Gods, Regions, Non Player Characters, and Events. </text:p>
                </text:list-item>
                <text:list-item>
                  <text:p text:style-name="P23">The Co-Dungeon Master must be able to connect to the advanced web service.</text:p>
                </text:list-item>
                <text:list-item>
                  <text:p text:style-name="P23">The Co-Dungeon Master must be able to create a template.</text:p>
                </text:list-item>
                <text:list-item>
                  <text:p text:style-name="P23">The Co-Dungeon Master must be able to edit a template.</text:p>
                </text:list-item>
                <text:list-item>
                  <text:p text:style-name="P23">The Co-Dungeon Master must be able to remove a template.</text:p>
                </text:list-item>
              </text:list>
            </text:list-item>
          </text:list>
        </text:list-item>
      </text:list>
      <text:h text:style-name="Heading_20_2" text:outline-level="2">Stopping Application</text:h>
      <text:list xml:id="list3695716600656773218" text:style-name="L9">
        <text:list-item>
          <text:list>
            <text:list-item>
              <text:list>
                <text:list-item>
                  <text:p text:style-name="P24">The Dungeon Master must be able to stop and close the user interface.</text:p>
                </text:list-item>
                <text:list-item>
                  <text:p text:style-name="P24"><text:soft-page-break/>The Dungeon Master must be able to stop the web server.</text:p>
                </text:list-item>
                <text:list-item>
                  <text:p text:style-name="P24">The Dungeon Master must be able to stop both simultaneously.</text:p>
                </text:list-item>
              </text:list>
            </text:list-item>
          </text:list>
        </text:list-item>
      </text:list>
      <text:h text:style-name="Heading_20_1" text:outline-level="1"><text:bookmark-start text:name="__RefHeading___Toc20732981"/>Other Nonfunctional Requirements<text:bookmark-end text:name="__RefHeading___Toc20732981"/></text:h>
      <text:h text:style-name="Heading_20_2" text:outline-level="2"><text:bookmark-start text:name="__RefHeading___Toc20732982"/>Performance Requirements<text:bookmark-end text:name="__RefHeading___Toc20732982"/></text:h>
      <text:p text:style-name="Text_20_body"><text:tab/>This application must be able to run on the average laptop computer at a pace that doesn't require more than one second to perform any single user action.</text:p>
      <text:h text:style-name="Heading_20_2" text:outline-level="2"><text:bookmark-start text:name="__RefHeading___Toc20732983"/>Safety Requirements<text:bookmark-end text:name="__RefHeading___Toc20732983"/></text:h>
      <text:p text:style-name="P10"><text:tab/>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text:span text:style-name="T11">software.</text:span></text:p>
      <text:h text:style-name="Heading_20_2" text:outline-level="2"><text:bookmark-start text:name="__RefHeading___Toc20732984"/>Security Requirements<text:bookmark-end text:name="__RefHeading___Toc20732984"/></text:h>
      <text:p text:style-name="Text_20_body"><text:tab/>Accessing the Co-Dungeon Master functionality that the advanced web service offers requires a password (which is saved in plain-text).</text:p>
      <text:h text:style-name="Heading_20_2" text:outline-level="2"><text:bookmark-start text:name="__RefHeading___Toc20732985"/>Software Quality Attributes<text:bookmark-end text:name="__RefHeading___Toc20732985"/></text:h>
      <text:p text:style-name="Text_20_body"><text:tab/>The application is expected to: not crash, preserve data, be portable, have sub-second response time, have a rounded GUI, not appear cluttered, and display essential information onl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OCEntry"><text:bookmark-start text:name="__RefHeading___Toc20732987"/><text:soft-page-break/>Appendix A: Glossary<text:bookmark-end text:name="__RefHeading___Toc20732987"/></text:p>
      <text:p text:style-name="Text_20_body"><text:span text:style-name="T10">Dungeon Master (DM):</text:span><text:span text:style-name="T9"> Entity in control of all aspects of the game, except for the actions of player characters. Organizes and creates details of world in which the game takes place. </text:span></text:p>
      <text:p text:style-name="Text_20_body"><text:span text:style-name="T10">Player:</text:span><text:span text:style-name="T9"> A user who plays the game using a Player Character avatar.</text:span></text:p>
      <text:p text:style-name="P9">Player Character (PC):<text:span text:style-name="T9"> In-game avatar controlled by a participant, or player, of the game.</text:span></text:p>
      <text:p text:style-name="P9">Non-Player Character (NPC):<text:span text:style-name="T9"> An entity in the game whose actions are dictated by the Dungeon Master.</text:span></text:p>
      <text:p text:style-name="Text_20_body"><text:span text:style-name="T10">Campaign:</text:span><text:span text:style-name="T9"> A series of adventures that take place in a world created by the Dungeon 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ppleSystemUIFont" svg:font-family="AppleSystemUIFont"/>
    <style:font-face style:name="OpenSymbol" svg:font-family="OpenSymbol"/>
    <style:font-face style:name="SegoeUI" svg:font-family="SegoeUI"/>
    <style:font-face style:name="Courier New" svg:font-family="'Courier New'" style:font-family-generic="modern"/>
    <style:font-face style:name="Helvetica" svg:font-family="Helvetica" style:font-family-generic="swiss"/>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loext:contextual-spacing="false"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1665in" fo:margin-bottom="0.1665in"/>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loext:contextual-spacing="false" fo:margin-left="0.5in" fo:margin-right="0in" fo:margin-top="0.1665in" fo:margin-bottom="0.0417in" fo:line-height="0.1528in" fo:text-align="justify" style:justify-single-word="false" fo:text-indent="0in" style:auto-text-indent="false" fo:keep-with-next="always"/>
      <style:text-properties style:font-name="Times New Roman" fo:font-size="11pt" fo:font-style="italic" style:font-size-asian="11pt" style:font-style-asian="italic" style:font-name-complex="Times New Roman"/>
    </style:style>
    <style:style style:name="Heading_20_5" style:display-name="Heading 5" style:family="paragraph" style:parent-style-name="Standard" style:next-style-name="Standard" style:default-outline-level="5" style:class="text">
      <style:paragraph-properties loext:contextual-spacing="false"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loext:contextual-spacing="false"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loext:contextual-spacing="false"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loext:contextual-spacing="false"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loext:contextual-spacing="false"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loext:contextual-spacing="false"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loext:contextual-spacing="false"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loext:contextual-spacing="false"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loext:contextual-spacing="false"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loext:contextual-spacing="false"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loext:contextual-spacing="false"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text-properties fo:font-size="12pt" fo:language="zxx" fo:country="none" fo:font-weight="bold" style:font-size-asian="12pt" style:font-weight-asian="bold" style:language-complex="zxx" style:country-complex="non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Requirements Specification Template</dc:title>
    <meta:creation-date>2017-02-07T20:33:44.909643072</meta:creation-date>
    <meta:editing-cycles>31</meta:editing-cycles>
    <meta:editing-duration>PT5H25M39S</meta:editing-duration>
    <meta:generator>OpenOffice/4.1.2$Unix OpenOffice.org_project/412m3$Build-9782</meta:generator>
    <dc:date>2017-02-09T20:12:05</dc:date>
    <dc:creator>Jack Strickland</dc:creator>
    <meta:document-statistic meta:table-count="1" meta:image-count="0" meta:object-count="0" meta:page-count="10" meta:paragraph-count="169" meta:word-count="2839" meta:character-count="17103"/>
  </office:meta>
</office:document-meta>
</file>